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T28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&lt;html&gt;</text:p>
      <text:p text:style-name="P2">&lt;body&gt;</text:p>
      <text:p text:style-name="P3"/>
      <text:p text:style-name="P4"/>
      <text:p text:style-name="P5">int cols, rows;</text:p>
      <text:p text:style-name="P6">int scl = 20;</text:p>
      <text:p text:style-name="P7"/>
      <text:p text:style-name="P8">void setup() {</text:p>
      <text:p text:style-name="P9"><text:tab/>size (600, 600, P3D);</text:p>
      <text:p text:style-name="P10">}</text:p>
      <text:p text:style-name="P11"/>
      <text:p text:style-name="P12">int w = 600</text:p>
      <text:p text:style-name="P13">int h = 600;</text:p>
      <text:p text:style-name="P14">cols = w/scl</text:p>
      <text:p text:style-name="P15">rows = h/ scl;</text:p>
      <text:p text:style-name="P16">void draw() {</text:p>
      <text:p text:style-name="P17"><text:tab/>background(0);</text:p>
      <text:p text:style-name="P18"/>
      <text:p text:style-name="P19"><text:tab/>for (int x = 0; x &lt;cols; x++) {</text:p>
      <text:p text:style-name="P20"><text:tab/>for (int y = 0; y &lt;rows; y++) {</text:p>
      <text:p text:style-name="P21">stroke(255);</text:p>
      <text:p text:style-name="P22">noFill();</text:p>
      <text:p text:style-name="P23">rect(x*scl, yscl, scl, scl);</text:p>
      <text:p text:style-name="P24">}</text:p>
      <text:p text:style-name="P25">}</text:p>
      <text:p text:style-name="P26"/>
      <text:p text:style-name="P27">&lt;/body&gt;</text:p>
      <text:p text:style-name="PlainText"><text:span text:style-name="T28">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ney, Steve</meta:initial-creator>
    <dc:creator>Marney, Steve</dc:creator>
    <meta:creation-date>2018-05-01T21:34:00Z</meta:creation-date>
    <dc:date>2018-05-01T21:34:00Z</dc:date>
    <meta:template xlink:href="Normal" xlink:type="simple"/>
    <meta:editing-cycles>2</meta:editing-cycles>
    <meta:editing-duration>PT0S</meta:editing-duration>
    <meta:document-statistic meta:page-count="1" meta:paragraph-count="1" meta:word-count="49" meta:character-count="333" meta:row-count="2" meta:non-whitespace-character-count="285"/>
  </office:meta>
</office:document-meta>
</file>